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3.175cm" svg:x="2.397cm" svg:y="3.54cm">
          <text:p text:style-name="P1">Select windows</text:p>
          <text:p text:style-name="P1">from record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588cm" svg:height="3.048cm" svg:x="9.001cm" svg:y="3.54cm">
          <text:p text:style-name="P1">Classify the notes<text:line-break/>in each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7.35cm" svg:y1="5.064cm" svg:x2="9.001cm" svg:y2="5.064cm">
          <text:p/>
        </draw:line>
        <draw:custom-shape draw:style-name="gr3" draw:text-style-name="P1" draw:layer="layout" svg:width="4.445cm" svg:height="2.921cm" svg:x="16.367cm" svg:y="3.5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14.589cm" svg:y1="5.064cm" svg:x2="16.367cm" svg:y2="5.064cm">
          <text:p/>
        </draw:line>
        <draw:frame draw:style-name="gr4" draw:layer="layout" svg:width="3.423cm" svg:height="1.673cm" svg:x="16.875cm" svg:y="4.175cm">
          <draw:text-box>
            <text:p>Apply</text:p>
            <text:p>smooth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s Herrmann</meta:initial-creator>
    <meta:creation-date>2014-04-28T19:29:23</meta:creation-date>
    <dc:date>2014-04-28T19:39:26</dc:date>
    <dc:creator>Charles Herrmann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